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cccccc" draw:textarea-horizontal-align="justify" draw:textarea-vertical-align="middle" draw:auto-grow-height="false" fo:min-height="8.259cm" fo:min-width="3.564cm"/>
    </style:style>
    <style:style style:name="gr2" style:family="graphic" style:parent-style-name="standard">
      <style:graphic-properties svg:stroke-opacity="0%" draw:fill-color="#cccccc" draw:textarea-horizontal-align="justify" draw:textarea-vertical-align="middle" draw:auto-grow-height="false" fo:min-height="8.24cm" fo:min-width="3.545cm"/>
    </style:style>
    <style:style style:name="gr3" style:family="graphic" style:parent-style-name="standard">
      <style:graphic-properties svg:stroke-opacity="0%" draw:fill-color="#cccccc" draw:textarea-horizontal-align="justify" draw:textarea-vertical-align="middle" draw:auto-grow-height="false" fo:min-height="8.24cm" fo:min-width="3.691cm"/>
    </style:style>
    <style:style style:name="gr4" style:family="graphic" style:parent-style-name="standard">
      <style:graphic-properties svg:stroke-color="#ffffff" svg:stroke-opacity="0%" draw:textarea-horizontal-align="justify" draw:textarea-vertical-align="middle" draw:auto-grow-height="false" fo:min-height="2.036cm" fo:min-width="3.056cm"/>
    </style:style>
    <style:style style:name="gr5" style:family="graphic" style:parent-style-name="standard">
      <style:graphic-properties svg:stroke-width="0.035cm" svg:stroke-color="#ffffff" draw:marker-start-width="0.253cm" draw:marker-end-width="0.253cm" svg:stroke-opacity="100%" draw:fill-color="#669900" draw:textarea-horizontal-align="justify" draw:textarea-vertical-align="middle" draw:auto-grow-height="false" fo:min-height="0.73cm" fo:min-width="2.639cm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svg:stroke-opacity="0%" draw:fill-color="#669900" draw:textarea-horizontal-align="justify" draw:textarea-vertical-align="middle" draw:auto-grow-height="false" fo:min-height="2.163cm" fo:min-width="2.802cm"/>
    </style:style>
    <style:style style:name="gr7" style:family="graphic" style:parent-style-name="objectwithoutfill">
      <style:graphic-properties svg:stroke-width="0.035cm" draw:marker-start="Square" draw:marker-start-width="0.352cm" draw:marker-end="Square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ffffff" svg:stroke-opacity="0%" draw:fill-color="#669900" draw:textarea-horizontal-align="justify" draw:textarea-vertical-align="middle" draw:auto-grow-height="false" fo:min-height="2.017cm" fo:min-width="3.05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background-color="transparent"/>
    </style:style>
    <style:style style:name="P4" style:family="paragraph">
      <loext:graphic-properties draw:fill-color="#669900"/>
      <style:paragraph-properties fo:text-align="center"/>
      <style:text-properties fo:color="#ffffff" fo:background-color="transparen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8.509cm" svg:x="5.44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45cm" svg:height="8.49cm" svg:x="9.7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191cm" svg:height="8.49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556cm" svg:height="2.286cm" svg:x="1.254cm" svg:y="3.921cm">
          <text:p text:style-name="P2"><text:span text:style-name="T1">sklearn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1.016cm" svg:x="1.635cm" svg:y="5.191cm">
          <text:p text:style-name="P2"><text:span text:style-name="T1">jobli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302cm" svg:height="2.413cm" svg:x="5.826cm" svg:y="2.905cm">
          <text:p text:style-name="P2"><text:span text:style-name="T1">dask</text:span></text:p>
          <text:p text:style-name="P2"><text:span text:style-name="T1">distributed</text:span></text:p>
          <text:p text:style-name="P2"><text:span text:style-name="T1">schedul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81cm" svg:y1="5.699cm" svg:x2="5.826cm" svg:y2="4.111cm" draw:start-shape="id1" draw:start-glue-point="1" draw:end-shape="id2" draw:end-glue-point="3" svg:d="M4810 5699h517v-1588h499" svg:viewBox="0 0 1017 1589">
          <text:p/>
        </draw:connector>
        <draw:connector draw:style-name="gr7" draw:text-style-name="P5" draw:layer="layout" draw:line-skew="0.445cm" svg:x1="7.477cm" svg:y1="5.318cm" svg:x2="11.795cm" svg:y2="7.223cm" draw:start-shape="id2" draw:end-shape="id3" svg:d="M7477 5318v1397h4318v508" svg:viewBox="0 0 4319 1906">
          <text:p/>
        </draw:connector>
        <draw:connector draw:style-name="gr7" draw:text-style-name="P5" draw:layer="layout" svg:x1="7.477cm" svg:y1="5.318cm" svg:x2="7.477cm" svg:y2="7.223cm" draw:start-shape="id2" draw:end-shape="id4" svg:d="M7477 5318v1905" svg:viewBox="0 0 1 1906">
          <text:p/>
        </draw:connector>
        <draw:custom-shape draw:style-name="gr4" draw:text-style-name="P3" xml:id="id5" draw:id="id5" draw:layer="layout" svg:width="3.556cm" svg:height="2.286cm" svg:x="1.254cm" svg:y="1.254cm">
          <text:p text:style-name="P2"><text:span text:style-name="T1">jupyter</text:span></text:p>
          <text:p text:style-name="P2"><text:span text:style-name="T1">notebook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032cm" svg:y1="3.54cm" svg:x2="3.032cm" svg:y2="3.921cm" draw:start-shape="id5" draw:start-glue-point="2" draw:end-shape="id6" draw:end-glue-point="0" svg:d="M3032 3540v381" svg:viewBox="0 0 1 382">
          <text:p/>
        </draw:connector>
        <draw:custom-shape draw:style-name="gr9" draw:text-style-name="P4" xml:id="id7" draw:id="id7" draw:layer="layout" svg:width="3.556cm" svg:height="2.267cm" svg:x="1.254cm" svg:y="7.223cm">
          <text:p text:style-name="P2"><text:span text:style-name="T1">dask</text:span></text:p>
          <text:p text:style-name="P2"><text:span text:style-name="T1">distributed</text:span></text:p>
          <text:p text:style-name="P2"><text:span text:style-name="T1">worker-1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0.445cm" svg:x1="7.477cm" svg:y1="5.318cm" svg:x2="3.032cm" svg:y2="7.223cm" draw:start-shape="id2" draw:start-glue-point="2" draw:end-shape="id7" svg:d="M7477 5318v1397h-4445v508" svg:viewBox="0 0 4446 1906">
          <text:p/>
        </draw:connector>
        <draw:custom-shape draw:style-name="gr9" draw:text-style-name="P4" xml:id="id4" draw:id="id4" draw:layer="layout" svg:width="3.556cm" svg:height="2.267cm" svg:x="5.699cm" svg:y="7.223cm">
          <text:p text:style-name="P2"><text:span text:style-name="T1">dask</text:span></text:p>
          <text:p text:style-name="P2"><text:span text:style-name="T1">distributed</text:span></text:p>
          <text:p text:style-name="P2"><text:span text:style-name="T1">worker-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3.556cm" svg:height="2.267cm" svg:x="10.017cm" svg:y="7.223cm">
          <text:p text:style-name="P2"><text:span text:style-name="T1">dask</text:span></text:p>
          <text:p text:style-name="P2"><text:span text:style-name="T1">distributed</text:span></text:p>
          <text:p text:style-name="P2"><text:span text:style-name="T1">worker-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3:12:38.506271355</meta:creation-date>
    <dc:date>2016-08-25T11:48:03.088767733</dc:date>
    <meta:editing-duration>PT25M38S</meta:editing-duration>
    <meta:editing-cycles>5</meta:editing-cycles>
    <meta:generator>LibreOffice/5.1.4.2$Linux_X86_64 LibreOffice_project/10m0$Build-2</meta:generator>
    <meta:document-statistic meta:object-count="15"/>
  </office:meta>
</office:document-meta>
</file>